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/text:p>
      <text:p text:style-name="P7">NOM PERSONNE: Billy Pitiot</text:p>
      <text:p text:style-name="P7">PHASE: Analyse des Besoins</text:p>
      <text:p text:style-name="P8">SOUS-PHASE: Étude de l'existant</text:p>
      <text:p text:style-name="P8">SEMAINE: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8">
            <text:p text:style-name="P3">18</text:p>
          </table:table-cell>
          <table:table-cell table:style-name="Table1.B2" office:value-type="string">
            <text:p text:style-name="P3">Analyse Processus Demande Matériel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3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23T17:57:51</meta:creation-date>
    <meta:editing-cycles>4</meta:editing-cycles>
    <meta:editing-duration>PT00H13M24S</meta:editing-duration>
    <meta:generator>OpenOffice.org/3.2$Win32 OpenOffice.org_project/320m18$Build-9502</meta:generator>
    <meta:initial-creator>Billy </meta:initial-creator>
    <dc:date>2011-02-01T13:50:30.70</dc:date>
    <dc:creator>M </dc:creator>
    <meta:document-statistic meta:table-count="1" meta:image-count="0" meta:object-count="0" meta:page-count="1" meta:paragraph-count="15" meta:word-count="36" meta:character-count="229"/>
  </office:meta>
</office:document-meta>
</file>